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2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emale count</text:p>
          </table:table-cell>
          <table:table-cell office:value-type="string" calcext:value-type="string">
            <text:p>Male count</text:p>
          </table:table-cell>
          <table:table-cell table:number-columns-repeated="2"/>
          <table:table-cell office:value-type="string" calcext:value-type="string">
            <text:p>features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deo Coldplay - Violet Hi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amma: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Video The Chainsmokers &amp; Coldplay - Something Just Like This - Channa Mereya (Vidya Vox Mashup Cover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Ink (Official Fans' Cut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'Red Wedding' - Lyrics - Game of Thrones- The Musical - (GoT Cast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IN THE RAIN - Chicago Show Highlights • Best Moments - Soldier Field • #AHFOD 7_23_20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Birds (Official Video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Hurts Like Heav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Miracles (Official Lyric Video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Lost [Piano Version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Always In My Head (Ghost Stories Animation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O (Fly On) (Ghost Stories Concert) H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In My Plac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 'Fly On' - Coldpl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's song for the Philippi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urts Like Heaven (Madrid dressing room) - Cold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Hymn For The Weekend (Seeb Remix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A sky full of stars (Traducido al españo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Don't Panic (Live at a back yard barbeque, 23 July 2008)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Princess Of China ft. Rihan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ldplay - Everglow (Live on The Graham Norton Show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Coldplay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'Life Is Beautiful' Wins Foreign Language Film- 1999 Oscar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scar - Stele ca luna feat. NELI (Audio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SCAR DE LA HOYA REVEALS SEPTEMBER DATE ALREADY ON HOLD FOR CANELO'S NEXT FIGH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SCAR - Kaptaan - Gippy Grewal feat. Badshah - Jaani, B Praak - Latest Punjabi Song 201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Leonardo DiCaprio Accused of Causing Best Picture Mix-Up at 2017 Oscars with the WRONG Card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scar - Obstacole feat. Keed (Official Video)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Jennifer Lawrence Wins Best Actress- 2013 Oscars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Ştefan Căpraru a.k.a Oscar - medley din melodiile propri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ugLife Prezinta OSCAR (Official Video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scar And The Wolf - Strange Entit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SCAR Awards dram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nelo &amp; Chavez Jr Got Beef But Oscar De La Hoya and Chavez Sr Get Alo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Eddie Redmayne winning Best Actor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EPIC Oscar Mistake- Warren Beatty_Faye Dunaway Name La La Land As Best Picture, Not Moonlight [HD]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Jimmy Kimmel’s Tribute to Matt Damon at the Oscar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scar - Neon (Official Video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scar &amp; The wolf - Joaqu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Justin Timberlake Oscars Opening Performance - Can't Stop That Feeling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scar's Oasis - Attack of the Great Green Chick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Jean Dujardin Wins Best Actor- 2012 Oscars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oscar</text:p>
          </table:table-cell>
          <table:table-cell office:value-type="float" office:value="67" calcext:value-type="float">
            <text:p>67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University of Tartu - Study with us!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Nostalgiline Tartu _ Soviet Tar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Genka kutsub Tartu ülikooli bioloogiat õppi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 day in the life of a student at University of Tartu, Estonia!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ARTU &amp; AHHAA CENTER __ Estoni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e are happy from Tartu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artu Christmas Centr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aks Matu- TAR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aks Matu &amp; Roki - Tere Tar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ead uut aastat! 2017 ilutulestik Tartu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artu liiklus__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aha Polly - Ma olen Tart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artu Neljapäevak 4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artu Rolleriklubi kokkutulek 24.07.2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Linnulennul üle Tartu kesklin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artu 2016 sügi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eptember 2016 tartu liiklus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artu mars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artu - a city full of good thought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artu Rolleriklubi Orienteerumine 29.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Tartu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Natural vs. synthetic diamonds (CBC Marketplac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utlets vs. retail- Can you spot the differences- (CBC Marketplace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Facebook Marketplace Launch Vide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he Secret Market Place - LEGO Elves - 41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ow to protect your privacy on your phone (CBC Marketpla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Facebook Marketplace is neither Craigslist nor eBay, but it's going to take big bite of bo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Learn to sell and buy inventory on Facebook Marketplace in 3 minu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hat is Market &amp; Marketplace-- Online Marketing Mastermind (Series 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s Subway's wheat bread healthy- (CBC Marketplace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Joseph King of Dreams The Marketpla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Y - 'Market Place' (official music video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laddin - Market Place H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Bidding System &amp; Marketplace • Black Desert Onl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ntroducing AWS Marketpla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Navigating the 500px Marketplac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Etta James - Market Pla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hat Is A Private Market Place (PMP) And How Does It Work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Fences - Marketp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ntroducing AWS Marketplace_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laddin - Market Place HD - vick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marketplace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- Infinite Warfare – 5_2 Quartermaster Update Trailer - PS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 WWII - GAMEPLAY TRAILER LIVE REVEAL (COD WW2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- WWII Confirmed for 2017 - GS News Upd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 World War II - Official Trai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4 Mistakes in Call of Duty WWII- What They Got Wrong in the Reveal Trai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 WWII Bande Annonce V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 GHOSTS RAP - Zarcort (Con Piter-G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 WWII Trailer (PS4, Xbox One, PC) 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 WW2 Official Trailer (Call of Duty WWII Trailer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he Vision Behind Call of Duty®- WWII [UK]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fficial Call of Duty®- WWII Reveal Trai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- World War 2 - Official Reveal Trai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 Top 5 FAILS #9- Noob Tube Ricochet Death!! (Infinite Warfare Not Top 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- Top 10 Kills of the Month ● 5 Man Collat on MWR ● April 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 WW2 Trailer- First Trailer for Call of Duty World War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®- Infinite Warfare - Continuum Multiplayer Trai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- WWII - Trailer de Revelação - LEGENDADO PT-B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 WWII vs Medal of Honor Frontline Omaha Beach Landing Graphics Comparis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4 INCREDIBLE CALL OF DUTY TRICKSHO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ll of Duty®- WWII – первый трейлер [RU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Call of Duty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amsung Galaxy note 8 introdu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ntroduction to Physic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Big Mom's Introduction! - One Piece 786 Eng Sub H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ow to Make a Great Introduction Speech - Public Speak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ntroduction to Computer Basic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n 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elf-Introduction - Basic English Conversation Practice - ESL - EF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YuGiOh! VRAINS - Characters Introduction - With the Wind Open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hat Not to Do in an Introduction by Shmoop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arving a Face - Introdu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MY HISTORY WITH MUS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Nepal.Food - The Introduction (Episode 1)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Essay writing - writing an introdu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ow to write the introduction to your disser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50 second introduction to Shattered Worlds - RuneSca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ntroducing Yourself - How to Introduce Yourself In Engli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ntroduction a l’hockey - #IIHFWorlds 2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3 Steps to Introduce Yourself in an Interview - Interview Tips - TalentSpri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ersuasive Writing for Kids- Writing an Introdu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ntroduction to Centrifugal Cas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introduction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‘That’s Enough, Thank You’- Watch Donald Trump Abruptly End Interview With John Dickers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Kids Describe Donald Trump to an Illustrato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Mac Miller - Donald Trump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Donald Trump- Why Was There The Civil War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'Trump Is Very Stupid' Mark Cuban ATTACKS Donald Trump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TACAN A DONALD TRUMP , ULTIMO MINUTO, HOY 8 DE MAYO 20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Jimmy Kimmel has Message for Donald Trump on Healthcare - #DollemoreDail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ros and Cons- Donald Trump Returning to New York Cit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Donald Trump Calls Canada A Disgrace - All In - MSNB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Donald Trump's First 100 Days In Office - Season 28 - THE SIMPSON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Donald Trump walks away during CBS intervi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Donald Trump shuts down CNN reporter - BBC Ne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BREAKING- Donald Trump Fired FBI Director Com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.M.E.NAZ.A A TRU.MP , ULTIMO MINUTO , HOY 2 MAYO 20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Donald Trump Has To Take The Reins Of His Presidenc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Donald Trump On Tape- I Grab Women 'By The Pu--y”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Donald Trump speaks after US drops 'Mother Of All Bombs' in Afghanist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resident Donald Trump Welcomes Palestinian President, Offers To Mediate Peace Process - NBC New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he Civil War – A Film By Donald Trump - CONAN on TB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Boris interrupts Donald Trump's Speech to rant about Caillou and Ros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Donald Trump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JAPAN'S BEST $1 SUSHI TR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ow To Throw A Sushi Par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mericans Try Sushi For The First Ti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eople Learn Disturbing Sushi Facts While Eating Sush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 private lunch with a sushi mas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ow To Correctly Eat S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BILL STAX (빌스택스) - Sushi (Feat. C Jamm, 천재노창) [Buffet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ushi Chef Reviews Cheap Sus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ecrets to Perfect Sushi Rice, With Taichi Kitam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reparing Sushi Is More Involved Than People Th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ero - S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ushi Burrito Covered in Cheeto Du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OW TO COOK SUSHI RICE IN A POT AT HO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Banana Nutella Sush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Learning to make Sushi - Gordon Rams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Příprava Maki sushi - Sushi Time Prah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Reaksi Driver GOJEK - Makan Sush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ow America’s First 3 Star Michelin Sushi Chef Serves His Fis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Como fazer Sushi (portuguê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ushi Lovers Guess Cheap Vs. Expensive Sush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Sush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ORLD OF DANCE - Official Trailer 2- Inside Look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K.A.R.D - RUMOR [Dance cover]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eekly idol Winner ep 301 - 'Random Play Dance'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DOLS SING_DANCE TO PRISTIN WEEWOO(MONSTA X ,GFRIEND,SUJU...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aschak Sisters - I Wanna Dan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best dance_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'ROLEX' - Ayo &amp; Teo Dance Choreography - Matt Steffanina X Kenneth San Jo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imber - Just Dance 2014 - Full Gameplay 5 Sta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Odisha college girls danc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[Koreos] K.A.R.D 카드 - Rumor Dance Cover 댄스커버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Mackenzie Ziegler's 'Do It To It' Dance Routine - Dance Mo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hahid Kapoor's CUTE Dance With Baby Misha LEAKED Vid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2017 best college dance performance in india - VIT College student dance - Dance T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9year old girl stops and dances w_ street perform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Julia Michaels - Issues - Dance Vide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HIGH SCHOOL DANCE BATTLE - GEEKS VS COOL KIDS! __ @ScottDW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Last Dance with Jennifer Lopez and Derek Houg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Mackenzie Ziegler vs Maddie Ziegler Dance Batt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ORTH IT - Fifth Harmony ft Kid Ink Dance - @MattSteffanina Choreography (Beg_Int Class)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Dance Moms- Group Dance- Boss Ladies (S6, E18) - Lifetim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dance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he Apple Watch (Parody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Black Market Apple Products - CNB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3 Products Apple Should've Ma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Unreleased Apple Produc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11 Awesome New apple products coming soon (LEAKED!!) early 2020!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8 Discontinued Apple Products You May Not Remembe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Buying 200 million dollars worth of Apple products!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New Apple products in 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pple products colle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hy It's Expensive to Use Apple Produc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teve Jobs about the spirit in Apple produc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Introducing Apple Penci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ll Of Apple's Product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The Apple Conspiracy- Are Apple Products Made To Break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Steve Jobs - Cour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hy Do People Like Joey Graceffa and Apple Products-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hy I Don't Use Apple Produc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Apple’s Product Evolu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Why Kids Just Want Apple Products for Christma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Report- New Apple products com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Apple products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49" calcext:value-type="float">
            <text:p>449</text:p>
          </table:table-cell>
          <table:table-cell office:value-type="float" office:value="916" calcext:value-type="float">
            <text:p>9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06:18:18.221461171</meta:creation-date>
    <dc:date>2017-05-13T06:20:01.027391293</dc:date>
    <meta:editing-duration>PT1M43S</meta:editing-duration>
    <meta:editing-cycles>1</meta:editing-cycles>
    <meta:document-statistic meta:table-count="1" meta:cell-count="640" meta:object-count="0"/>
    <meta:generator>LibreOffice/5.1.6.2$Linux_X86_64 LibreOffice_project/10m0$Build-2</meta:generator>
  </office:meta>
</office:document-meta>
</file>